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fo="urn:oasis:names:tc:opendocument:xmlns:xsl-fo-compatible:1.0" office:version="1.2">
  <office:automatic-styles>
    <style:style style:name="T1" style:family="text">
      <style:text-properties fo:font-style="italic"/>
    </style:style>
  </office:automatic-styles>
  <office:body>
    <office:text>
      <text:p text:style-name="Normal">St. Catherine’s Arrival Upon the Threshold:</text:p>
      <text:p text:style-name="Normal"/>
      <text:p text:style-name="Normal">“</text:p>
      <text:p text:style-name="Normal">It’s ten minutes to midnight</text:p>
      <text:p text:style-name="Normal">I am what I am</text:p>
      <text:p text:style-name="Normal">I Am 10 Minutes to Midnight</text:p>
      <text:p text:style-name="Normal"> <text:s text:c="2"/>I Am the name Atreyu gave to the Princess</text:p>
      <text:p text:style-name="Normal">I reveal <text:span text:style-name="T1">and</text:span> conceal</text:p>
      <text:p text:style-name="Normal">For I cannot be the Eternal Revelation</text:p>
      <text:p text:style-name="Normal"> <text:s text:c="3"/>without also being the Eternally Concealed</text:p>
      <text:p text:style-name="Normal">Nirvana &amp; Samsara</text:p>
      <text:p text:style-name="Normal">You cannot remember which of us thought of it first</text:p>
      <text:p text:style-name="Normal"> <text:s text:c="7"/>Me or you</text:p>
      <text:p text:style-name="Normal">This is where we meet, at</text:p>
      <text:p text:style-name="Normal"> <text:s text:c="7"/>Me <text:span text:style-name="T1">&amp;</text:span> you</text:p>
      <text:p text:style-name="Normal">For, in the beginning...</text:p>
      <text:p text:style-name="Normal"> <text:s text:c="2"/>The Word was God in the Transcendent Mind</text:p>
      <text:p text:style-name="Normal">But now</text:p>
      <text:p text:style-name="Normal"> <text:s text:c="2"/>The Word is God in the Immanent Heart</text:p>
      <text:p text:style-name="Normal">Now begins</text:p>
      <text:p text:style-name="Normal">Nyx out of the Dark Night</text:p>
      <text:p text:style-name="Normal">Magic from a stone</text:p>
      <text:p text:style-name="Normal">Because you believed</text:p>
      <text:p text:style-name="Normal"> <text:s text:c="2"/>and because no sky dancer</text:p>
      <text:p text:style-name="Normal"> <text:s text:c="2"/>and <text:s text:c="14"/>no siren</text:p>
      <text:p text:style-name="Normal"> <text:s text:c="2"/>Could seduce you from the desert’s Way</text:p>
      <text:p text:style-name="Normal"/>
      <text:p text:style-name="Normal">Now</text:p>
      <text:p text:style-name="Normal"/>
      <text:p text:style-name="Normal">I am your oasis</text:p>
      <text:p text:style-name="Normal">All forms</text:p>
      <text:p text:style-name="Normal"> <text:s text:c="2"/>Formlessness</text:p>
      <text:p text:style-name="Normal"> <text:s text:c="2"/>Here</text:p>
      <text:p text:style-name="Normal">&amp; an ever-effulgent cosmic lotus</text:p>
      <text:p text:style-name="Normal"/>
      <text:p text:style-name="Normal">To know Her</text:p>
      <text:p text:style-name="Normal">As you wish to know Her</text:p>
      <text:p text:style-name="Normal">You see Her as the Womb of all Faces</text:p>
      <text:p text:style-name="Normal">Become alive through Faith</text:p>
      <text:p text:style-name="Normal">“</text:p>
      <text:p text:style-name="Normal"/>
      <text:p text:style-name="Normal"/>
      <text:p text:style-name="Normal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fo="urn:oasis:names:tc:opendocument:xmlns:xsl-fo-compatible:1.0" office:version="1.2">
  <office:styles>
    <style:style style:name="Normal" style:display-name="Normal" style:family="paragraph">
      <style:text-properties fo:font-size="12pt" fo:font-weight="normal"/>
    </style:style>
    <style:style style:name="Heading-1" style:display-name="Heading 1" style:family="paragraph" style:parent-style-name="Normal" style:next-style-name="Normal" style:default-outline-level="1">
      <style:text-properties fo:font-size="18pt" fo:font-weight="bold"/>
    </style:style>
    <style:style style:name="Heading-2" style:display-name="Heading 2" style:family="paragraph" style:parent-style-name="Normal" style:next-style-name="Normal" style:default-outline-level="2">
      <style:text-properties fo:font-size="16pt" fo:font-weight="bold"/>
    </style:style>
    <style:style style:name="Heading-3" style:display-name="Heading 3" style:family="paragraph" style:parent-style-name="Normal" style:next-style-name="Normal" style:default-outline-level="3">
      <style:text-properties fo:font-size="14pt" fo:font-weight="bold"/>
    </style:style>
    <style:style style:name="Heading-4" style:display-name="Heading 4" style:family="paragraph" style:parent-style-name="Normal" style:next-style-name="Normal" style:default-outline-level="4">
      <style:text-properties fo:font-size="12pt" fo:font-weight="bold"/>
    </style:style>
    <style:style style:name="Heading-5" style:display-name="Heading 5" style:family="paragraph" style:parent-style-name="Normal" style:next-style-name="Normal" style:default-outline-level="5">
      <style:text-properties fo:font-size="10pt" fo:font-weight="bold"/>
    </style:style>
    <style:style style:name="Heading-6" style:display-name="Heading 6" style:family="paragraph" style:parent-style-name="Normal" style:next-style-name="Normal" style:default-outline-level="6">
      <style:text-properties fo:font-size="8pt" fo:font-weight="bold"/>
    </style:style>
  </office:styles>
</office:document-styles>
</file>